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1.249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5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7" style:family="paragraph" style:parent-style-name="Heading_20_3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style:font-size-asian="14pt" style:font-name-complex="Times New Roman" style:font-size-complex="14pt"/>
    </style:style>
    <style:style style:name="P8" style:family="paragraph" style:parent-style-name="Стиль_20_Обычный_20_Знак_20_Знак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en" fo:country="US"/>
    </style:style>
    <style:style style:name="T4" style:family="text"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5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8" style:family="text">
      <style:text-properties style:font-name-asian="Times New Roman1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Введение</text:h>
      <text:p text:style-name="P4"><text:span text:style-name="T1">В современном обществе преступления совершались, совершаются и будут совершаться, а значит и архивы будут постоянно пополняться новыми делами, новыми вещественными доказательствами и изъятым имуществом по этим делам. На данный момент централизованной базы или централизованного архива уголовных дел ни только для всей страны, но даже для района нет, а значит в каждом подразделении есть только свой, локальный, бумажный архив, который имеет достаточно большой объём и следовательно, - неудобства и отсутствие оперативности в поиске информации.</text:span></text:p>
      <text:p text:style-name="P4"><text:span text:style-name="T1">Объектом, исследуемом в данной работе является имущество, изъятое , в частности, с места совершения преступления, в процессе, как до судебного расследования так и в ходе уголовного судопроизводства.</text:span></text:p>
      <text:p text:style-name="P4"><text:span text:style-name="T1">Предмет исследования в дипломном проекте — информационные технологии, используемые, для учёта изъятого имущества и вещественных доказательств. </text:span></text:p>
      <text:p text:style-name="P4"><text:span text:style-name="T1">Пока уголовное дело не заведено, изъятое имущество не может стать вещественным доказательством, а значит оно ни где не фиксируется, кроме актов изъятия, обыска или других актов, которыми предусмотрено изъятие вещей и </text:span><text:span text:style-name="T2">документов</text:span><text:span text:style-name="T3"> [ </text:span><text:span text:style-name="T1">ссылка на УПК</text:span><text:span text:style-name="T3"> ].</text:span><text:span text:style-name="T1"> Существует вероятность, что дело вообще не заведут, в связи отсутствия состава преступления, но имущество изъято и прошло уже не одну экспертизу или следственное мероприятие, такое как допрос или следственный эксперимент, а значит оно не стало вещественным доказательством и как следствие - не было помещено в камеру хранения вещественных доказательств и его фактическое местоположение определить достаточно сложно.</text:span></text:p>
      <text:p text:style-name="P1">Программное обеспечение, для учёта изъятого имущества и вещественных доказательств, является задачей составляющей содержание этого дипломного проекта, который <text:s/>выполнен по заявке Следственного Управления <text:soft-page-break/>Следственного комитета Российской Федерации по Алтайскому краю, чем и обусловлена актуальность данной работы.</text:p>
      <text:p text:style-name="P3"><text:span text:style-name="T4">Цель обеспечения эффективной процедуры регистрации вещественных доказательств при осмотре места происшествия и других объектов исследуемых в процессе проведения следственных мероприятий, путём разработке соответствующих информационных технологий для </text:span><text:span text:style-name="T5">з</text:span><text:span text:style-name="T6">адач, которые требуется решить для достижения поставленной цели:</text:span></text:p>
      <text:list xml:id="list6430235221042615634" text:style-name="WWNum1">
        <text:list-item>
          <text:p text:style-name="P6"><text:span text:style-name="T6">исследование предметной области;</text:span></text:p>
        </text:list-item>
        <text:list-item>
          <text:p text:style-name="P6"><text:span text:style-name="T6">разработка технического задания(ТЗ) на разработку </text:span><text:span text:style-name="T7">ПО</text:span><text:span text:style-name="T6">;</text:span></text:p>
        </text:list-item>
        <text:list-item>
          <text:p text:style-name="P6"><text:span text:style-name="T6">согласование ТЗ с заказчиком;</text:span></text:p>
        </text:list-item>
        <text:list-item>
          <text:p text:style-name="P6"><text:span text:style-name="T6">разработка базы данных для </text:span><text:span text:style-name="T7">ПО</text:span><text:span text:style-name="T6">;</text:span></text:p>
        </text:list-item>
        <text:list-item>
          <text:p text:style-name="P6"><text:span text:style-name="T6">разработка прототипа интерфейса и согласование с заказчиком;</text:span></text:p>
        </text:list-item>
        <text:list-item>
          <text:p text:style-name="P6"><text:span text:style-name="T6">выбор средств реализации </text:span><text:span text:style-name="T7">ПО</text:span><text:span text:style-name="T6">;</text:span></text:p>
        </text:list-item>
        <text:list-item>
          <text:p text:style-name="P6"><text:span text:style-name="T6">разработка структуры приложения;</text:span></text:p>
        </text:list-item>
        <text:list-item>
          <text:p text:style-name="P6"><text:span text:style-name="T6">реализация приложения;</text:span></text:p>
        </text:list-item>
        <text:list-item>
          <text:p text:style-name="P6"><text:span text:style-name="T6">разработка тестового примера (база данных) для отладки</text:span></text:p>
        </text:list-item>
        <text:list-item>
          <text:p text:style-name="P6"><text:span text:style-name="T6">отладка ПО с учетом особенностей тестового примера;</text:span></text:p>
        </text:list-item>
        <text:list-item>
          <text:p text:style-name="P6"><text:span text:style-name="T6">согласование первой редакции </text:span><text:span text:style-name="T7">ПО</text:span><text:span text:style-name="T6"> с заказчиком;</text:span></text:p>
        </text:list-item>
        <text:list-item>
          <text:p text:style-name="P6"><text:span text:style-name="T6">внесение изменений в структуру данных и ПО по замечаниям заказчика;</text:span></text:p>
        </text:list-item>
        <text:list-item>
          <text:p text:style-name="P5"><text:span text:style-name="T8">оформление рабочей документации и передача заказчику в опытную эксплуатацию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fo:line-height="0.6cm" fo:text-align="center" style:justify-single-word="false" fo:orphans="2" fo:widows="2" fo:hyphenation-ladder-count="no-limit" fo:padding="0cm" fo:border="none" fo:keep-with-next="always"/>
      <style:text-properties fo:color="#00000a" style:font-name="Times New Roman" fo:font-size="16pt" fo:letter-spacing="normal" fo:font-weight="bold" style:letter-kerning="true" style:font-name-asian="Verdana" style:font-size-asian="16pt" style:language-asian="ru" style:country-asian="RU" style:font-weight-asian="bold" style:font-name-complex="Tahoma1" style:font-size-complex="14pt" style:font-weight-complex="bold" fo:hyphenate="false" fo:hyphenation-remain-char-count="2" fo:hyphenation-push-char-count="2"/>
    </style:style>
    <style:style style:name="Стиль_20_Обычный_20_Знак_20_Знак" style:display-name="Стиль Обычный Знак Знак" style:family="paragraph" style:parent-style-name="Standard" style:default-outline-level="">
      <style:paragraph-properties fo:margin-left="0cm" fo:margin-right="0cm" fo:margin-top="0cm" fo:margin-bottom="0cm" fo:line-height="150%" fo:orphans="2" fo:widows="2" fo:text-indent="1.249cm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4M22S</meta:editing-duration>
    <meta:editing-cycles>95</meta:editing-cycles>
    <meta:generator>OpenOffice/4.1.1$Win32 OpenOffice.org_project/411m6$Build-9775</meta:generator>
    <dc:date>2015-03-30T18:00:23.71</dc:date>
    <meta:document-statistic meta:table-count="0" meta:image-count="0" meta:object-count="0" meta:page-count="2" meta:paragraph-count="20" meta:word-count="365" meta:character-count="2774"/>
    <meta:user-defined meta:name="Info 1"/>
    <meta:user-defined meta:name="Info 2"/>
    <meta:user-defined meta:name="Info 3"/>
    <meta:user-defined meta:name="Info 4"/>
  </office:meta>
</office:document-meta>
</file>